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4c4c4c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svg:stroke-width="0.051cm" svg:stroke-color="#33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6.381cm"/>
    </style:style>
    <style:style style:name="gr10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11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12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66cc99" draw:fill="none" draw:fill-color="#ffffff" draw:auto-grow-height="true" draw:auto-grow-width="false" fo:max-height="0cm" fo:min-height="4.35cm"/>
    </style:style>
    <style:style style:name="gr19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20" style:family="graphic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21" style:family="graphic">
      <style:graphic-properties draw:textarea-horizontal-align="justify" draw:textarea-vertical-align="middle" draw:auto-grow-height="false" fo:min-height="0cm" fo:min-width="0cm"/>
    </style:style>
    <style:style style:name="gr22" style:family="graphic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23" style:family="graphic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254cm" svg:stroke-color="#800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pr1" style:family="presentation" style:parent-style-name="Обычный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4" style:family="paragraph">
      <style:paragraph-properties style:text-autospace="none"/>
      <style:text-properties fo:font-size="14pt" style:font-size-asian="14pt" style:font-size-complex="14pt"/>
    </style:style>
    <style:style style:name="P5" style:family="paragraph">
      <style:paragraph-properties style:text-autospace="none"/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6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4pt"/>
    </style:style>
    <style:style style:name="P9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5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1">
        <office:forms form:automatic-focus="false" form:apply-design-mode="false"/>
        <draw:custom-shape draw:style-name="gr1" draw:text-style-name="P1" xml:id="id22" draw:id="id22" draw:layer="layout" svg:width="13.2cm" svg:height="13.2cm" svg:x="7.6cm" svg:y="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layout" svg:width="5.2cm" svg:height="1.673cm" svg:x="11.8cm" svg:y="2.4cm">
          <draw:text-box>
            <text:p xml:id="id23" text:id="id23" text:style-name="P1">Транспортные средства</text:p>
          </draw:text-box>
        </draw:frame>
        <draw:custom-shape draw:style-name="gr1" draw:text-style-name="P1" xml:id="id24" draw:id="id24" draw:layer="layout" svg:width="9.3cm" svg:height="9.3cm" svg:x="9.7cm" svg:y="5.3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xml:id="id25" draw:id="id25" draw:layer="layout" svg:width="5.2cm" svg:height="0.962cm" svg:x="11.6cm" svg:y="6.538cm">
          <draw:text-box>
            <text:p text:style-name="P1">С ДВС</text:p>
          </draw:text-box>
        </draw:frame>
        <draw:custom-shape draw:style-name="gr1" draw:text-style-name="P1" xml:id="id26" draw:id="id26" draw:layer="layout" svg:width="5.6cm" svg:height="5.6cm" svg:x="11.5cm" svg:y="8.4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xml:id="id27" draw:id="id27" draw:layer="layout" svg:width="5.2cm" svg:height="0.962cm" svg:x="11.8cm" svg:y="10.8cm">
          <draw:text-box>
            <text:p text:style-name="P1">Автомобили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1">
        <office:forms form:automatic-focus="false" form:apply-design-mode="false"/>
        <draw:frame draw:style-name="gr4" draw:text-style-name="P2" xml:id="id28" draw:id="id28" draw:layer="layout" svg:width="12.6cm" svg:height="2.543cm" svg:x="2cm" svg:y="0.879cm">
          <draw:text-box>
            <text:p text:style-name="P2"><text:span text:style-name="T1">Транспортное средство</text:span></text:p>
          </draw:text-box>
        </draw:frame>
        <draw:frame draw:style-name="gr5" draw:text-style-name="P3" xml:id="id29" draw:id="id29" draw:layer="layout" svg:width="10.2cm" svg:height="3.326cm" svg:x="3.2cm" svg:y="2.391cm">
          <draw:text-box>
            <text:p text:style-name="P3"><text:span text:style-name="T2">+ скорость</text:span></text:p>
            <text:p text:style-name="P3"><text:span text:style-name="T2">+ вместимость</text:span></text:p>
            <text:p text:style-name="P3"><text:span text:style-name="T2">+ цена на километр</text:span></text:p>
          </draw:text-box>
        </draw:frame>
        <draw:frame draw:style-name="gr2" draw:text-style-name="P2" draw:layer="layout" svg:width="16.2cm" svg:height="1.276cm" svg:x="2cm" svg:y="5.8cm">
          <draw:text-box>
            <text:p xml:id="id30" text:id="id30" text:style-name="P2"><text:span text:style-name="T1">Транспортное средство с ДВС</text:span></text:p>
          </draw:text-box>
        </draw:frame>
        <draw:frame draw:style-name="gr5" draw:text-style-name="P3" draw:layer="layout" svg:width="10.2cm" svg:height="2.301cm" svg:x="3.2cm" svg:y="7.076cm">
          <draw:text-box>
            <text:p xml:id="id31" text:id="id31" text:style-name="P3"><text:span text:style-name="T2">+ объем двигателя</text:span></text:p>
            <text:p xml:id="id32" text:id="id32" text:style-name="P3"><text:span text:style-name="T2">+ мощность двигателя</text:span></text:p>
          </draw:text-box>
        </draw:frame>
        <draw:frame draw:style-name="gr2" draw:text-style-name="P2" draw:layer="layout" svg:width="16.2cm" svg:height="1.276cm" svg:x="2cm" svg:y="9.524cm">
          <draw:text-box>
            <text:p xml:id="id33" text:id="id33" text:style-name="P2"><text:span text:style-name="T1">Автомобиль</text:span></text:p>
          </draw:text-box>
        </draw:frame>
        <draw:frame draw:style-name="gr5" draw:text-style-name="P3" draw:layer="layout" svg:width="10.2cm" svg:height="2.301cm" svg:x="3.2cm" svg:y="10.899cm">
          <draw:text-box>
            <text:p xml:id="id34" text:id="id34" text:style-name="P3"><text:span text:style-name="T2">+ отделка салона</text:span></text:p>
            <text:p xml:id="id35" text:id="id35" text:style-name="P3"><text:span text:style-name="T2">+ привод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1">
        <office:forms form:automatic-focus="false" form:apply-design-mode="false"/>
        <draw:frame draw:style-name="gr6" draw:layer="layout" svg:width="7.6cm" svg:height="0.962cm" svg:x="9.7cm" svg:y="1.4cm">
          <draw:text-box>
            <text:p>Транспортное средство</text:p>
          </draw:text-box>
        </draw:frame>
        <draw:custom-shape draw:style-name="gr7" draw:text-style-name="P1" xml:id="id1" draw:id="id1" draw:layer="layout" svg:width="7.6cm" svg:height="1.6cm" svg:x="9.7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2cm" svg:height="0.962cm" svg:x="0.9cm" svg:y="4.6cm">
          <draw:text-box>
            <text:p text:style-name="P1">С ДВС</text:p>
          </draw:text-box>
        </draw:frame>
        <draw:custom-shape draw:style-name="gr7" draw:text-style-name="P1" xml:id="id2" draw:id="id2" draw:layer="layout" svg:width="7.6cm" svg:height="1.6cm" svg:x="0.8cm" svg:y="4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2cm" svg:height="0.962cm" svg:x="9.8cm" svg:y="4.6cm">
          <draw:text-box>
            <text:p text:style-name="P1">С электродвигателем</text:p>
          </draw:text-box>
        </draw:frame>
        <draw:custom-shape draw:style-name="gr7" draw:text-style-name="P1" xml:id="id3" draw:id="id3" draw:layer="layout" svg:width="7.6cm" svg:height="1.6cm" svg:x="9.7cm" svg:y="4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2cm" svg:height="0.962cm" svg:x="19.7cm" svg:y="4.6cm">
          <draw:text-box>
            <text:p text:style-name="P1">На мускульной силе</text:p>
          </draw:text-box>
        </draw:frame>
        <draw:custom-shape draw:style-name="gr7" draw:text-style-name="P1" xml:id="id4" draw:id="id4" draw:layer="layout" svg:width="7.6cm" svg:height="1.6cm" svg:x="19.6cm" svg:y="4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684cm" svg:height="0.962cm" svg:x="2.379cm" svg:y="7.8cm">
          <draw:text-box>
            <text:p text:style-name="P1">Автомобиль</text:p>
          </draw:text-box>
        </draw:frame>
        <draw:custom-shape draw:style-name="gr7" draw:text-style-name="P1" xml:id="id5" draw:id="id5" draw:layer="layout" svg:width="6cm" svg:height="1.6cm" svg:x="2.3cm" svg:y="7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684cm" svg:height="0.962cm" svg:x="2.379cm" svg:y="10cm">
          <draw:text-box>
            <text:p text:style-name="P1">Мотоцикл</text:p>
          </draw:text-box>
        </draw:frame>
        <draw:custom-shape draw:style-name="gr7" draw:text-style-name="P1" xml:id="id6" draw:id="id6" draw:layer="layout" svg:width="6cm" svg:height="1.6cm" svg:x="2.3cm" svg:y="9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684cm" svg:height="0.962cm" svg:x="2.379cm" svg:y="12cm">
          <draw:text-box>
            <text:p text:style-name="P1">Автобус</text:p>
          </draw:text-box>
        </draw:frame>
        <draw:custom-shape draw:style-name="gr7" draw:text-style-name="P1" xml:id="id7" draw:id="id7" draw:layer="layout" svg:width="6cm" svg:height="1.6cm" svg:x="2.3cm" svg:y="11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063cm" svg:height="0.962cm" svg:x="10.884cm" svg:y="7.8cm">
          <draw:text-box>
            <text:p text:style-name="P1">Электромобиль</text:p>
          </draw:text-box>
        </draw:frame>
        <draw:custom-shape draw:style-name="gr7" draw:text-style-name="P1" xml:id="id8" draw:id="id8" draw:layer="layout" svg:width="6.4cm" svg:height="1.6cm" svg:x="10.8cm" svg:y="7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063cm" svg:height="0.962cm" svg:x="10.884cm" svg:y="10cm">
          <draw:text-box>
            <text:p text:style-name="P1">Электропоезд</text:p>
          </draw:text-box>
        </draw:frame>
        <draw:custom-shape draw:style-name="gr7" draw:text-style-name="P1" xml:id="id9" draw:id="id9" draw:layer="layout" svg:width="6.4cm" svg:height="1.6cm" svg:x="10.8cm" svg:y="9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063cm" svg:height="0.962cm" svg:x="10.884cm" svg:y="12cm">
          <draw:text-box>
            <text:p text:style-name="P1">Квадрокоптер</text:p>
          </draw:text-box>
        </draw:frame>
        <draw:custom-shape draw:style-name="gr7" draw:text-style-name="P1" xml:id="id10" draw:id="id10" draw:layer="layout" svg:width="6.4cm" svg:height="1.6cm" svg:x="10.8cm" svg:y="11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063cm" svg:height="0.962cm" svg:x="20.884cm" svg:y="7.8cm">
          <draw:text-box>
            <text:p text:style-name="P1">Велосипед</text:p>
          </draw:text-box>
        </draw:frame>
        <draw:custom-shape draw:style-name="gr7" draw:text-style-name="P1" xml:id="id11" draw:id="id11" draw:layer="layout" svg:width="6.4cm" svg:height="1.6cm" svg:x="20.8cm" svg:y="7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063cm" svg:height="0.962cm" svg:x="20.884cm" svg:y="10cm">
          <draw:text-box>
            <text:p text:style-name="P1">Лошадь</text:p>
          </draw:text-box>
        </draw:frame>
        <draw:custom-shape draw:style-name="gr7" draw:text-style-name="P1" xml:id="id12" draw:id="id12" draw:layer="layout" svg:width="6.4cm" svg:height="1.6cm" svg:x="20.8cm" svg:y="9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063cm" svg:height="0.962cm" svg:x="20.884cm" svg:y="12cm">
          <draw:text-box>
            <text:p text:style-name="P1">Слон</text:p>
          </draw:text-box>
        </draw:frame>
        <draw:custom-shape draw:style-name="gr7" draw:text-style-name="P1" xml:id="id13" draw:id="id13" draw:layer="layout" svg:width="6.4cm" svg:height="1.6cm" svg:x="20.8cm" svg:y="11.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9.7cm" svg:y1="1.8cm" svg:x2="4.6cm" svg:y2="4.2cm" draw:start-shape="id1" draw:start-glue-point="3" draw:end-shape="id2" draw:end-glue-point="0" svg:d="m9700 1800-5100 2400" svg:viewBox="0 0 5101 2401">
          <text:p/>
        </draw:connector>
        <draw:connector draw:style-name="gr8" draw:text-style-name="P1" draw:layer="layout" draw:type="line" svg:x1="13.5cm" svg:y1="2.6cm" svg:x2="13.5cm" svg:y2="4.2cm" draw:start-shape="id1" draw:start-glue-point="2" draw:end-shape="id3" draw:end-glue-point="0" svg:d="m13500 2600v1600" svg:viewBox="0 0 1 1601">
          <text:p/>
        </draw:connector>
        <draw:connector draw:style-name="gr8" draw:text-style-name="P1" draw:layer="layout" draw:type="line" svg:x1="17.3cm" svg:y1="1.8cm" svg:x2="23.4cm" svg:y2="4.2cm" draw:start-shape="id1" draw:start-glue-point="1" draw:end-shape="id4" draw:end-glue-point="0" svg:d="m17300 1800 6100 2400" svg:viewBox="0 0 6101 2401">
          <text:p/>
        </draw:connector>
        <draw:connector draw:style-name="gr8" draw:text-style-name="P1" draw:layer="layout" svg:x1="0.8cm" svg:y1="5cm" svg:x2="2.3cm" svg:y2="8.2cm" draw:start-shape="id2" draw:start-glue-point="3" draw:end-shape="id5" draw:end-glue-point="3" svg:d="m800 5000h-526v3200h2026" svg:viewBox="0 0 2027 3201">
          <text:p/>
        </draw:connector>
        <draw:connector draw:style-name="gr8" draw:text-style-name="P1" draw:layer="layout" svg:x1="0.8cm" svg:y1="5cm" svg:x2="2.3cm" svg:y2="10.4cm" draw:start-shape="id2" draw:start-glue-point="3" draw:end-shape="id6" draw:end-glue-point="3" svg:d="m800 5000h-526v5400h2026" svg:viewBox="0 0 2027 5401">
          <text:p/>
        </draw:connector>
        <draw:connector draw:style-name="gr8" draw:text-style-name="P1" draw:layer="layout" svg:x1="0.8cm" svg:y1="5cm" svg:x2="2.3cm" svg:y2="12.4cm" draw:start-shape="id2" draw:start-glue-point="3" draw:end-shape="id7" draw:end-glue-point="3" svg:d="m800 5000h-526v7400h2026" svg:viewBox="0 0 2027 7401">
          <text:p/>
        </draw:connector>
        <draw:connector draw:style-name="gr8" draw:text-style-name="P1" draw:layer="layout" svg:x1="9.7cm" svg:y1="5cm" svg:x2="10.8cm" svg:y2="8.2cm" draw:start-shape="id3" draw:start-glue-point="3" draw:end-shape="id8" draw:end-glue-point="3" svg:d="m9700 5000h-526v3200h1626" svg:viewBox="0 0 1627 3201">
          <text:p/>
        </draw:connector>
        <draw:connector draw:style-name="gr8" draw:text-style-name="P1" draw:layer="layout" svg:x1="9.7cm" svg:y1="5cm" svg:x2="10.8cm" svg:y2="10.4cm" draw:start-shape="id3" draw:start-glue-point="3" draw:end-shape="id9" draw:end-glue-point="3" svg:d="m9700 5000h-526v5400h1626" svg:viewBox="0 0 1627 5401">
          <text:p/>
        </draw:connector>
        <draw:connector draw:style-name="gr8" draw:text-style-name="P1" draw:layer="layout" svg:x1="9.7cm" svg:y1="5cm" svg:x2="10.8cm" svg:y2="12.4cm" draw:start-shape="id3" draw:start-glue-point="3" draw:end-shape="id10" draw:end-glue-point="3" svg:d="m9700 5000h-526v7400h1626" svg:viewBox="0 0 1627 7401">
          <text:p/>
        </draw:connector>
        <draw:connector draw:style-name="gr8" draw:text-style-name="P1" draw:layer="layout" svg:x1="19.6cm" svg:y1="5cm" svg:x2="20.8cm" svg:y2="8.2cm" draw:start-shape="id4" draw:start-glue-point="3" draw:end-shape="id11" draw:end-glue-point="3" svg:d="m19600 5000h-526v3200h1726" svg:viewBox="0 0 1727 3201">
          <text:p/>
        </draw:connector>
        <draw:connector draw:style-name="gr8" draw:text-style-name="P1" draw:layer="layout" svg:x1="19.6cm" svg:y1="5cm" svg:x2="20.8cm" svg:y2="10.4cm" draw:start-shape="id4" draw:start-glue-point="3" draw:end-shape="id12" draw:end-glue-point="3" svg:d="m19600 5000h-526v5400h1726" svg:viewBox="0 0 1727 5401">
          <text:p/>
        </draw:connector>
        <draw:connector draw:style-name="gr8" draw:text-style-name="P1" draw:layer="layout" svg:x1="19.6cm" svg:y1="5cm" svg:x2="20.8cm" svg:y2="12.4cm" draw:start-shape="id4" draw:start-glue-point="3" draw:end-shape="id13" svg:d="m19600 5000h-526v7400h1726" svg:viewBox="0 0 1727 7401">
          <text:p/>
        </draw:connecto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1T1">
        <office:forms form:automatic-focus="false" form:apply-design-mode="false"/>
        <draw:frame draw:style-name="gr9" draw:text-style-name="P6" draw:layer="layout" svg:width="10.4cm" svg:height="6.631cm" svg:x="0.4cm" svg:y="0.6cm">
          <draw:text-box>
            <text:p text:style-name="P4"><text:span text:style-name="T3">class</text:span><text:span text:style-name="T4"> </text:span><text:span text:style-name="T5">Program</text:span></text:p>
            <text:p text:style-name="P5"><text:span text:style-name="T4">{</text:span></text:p>
            <text:p text:style-name="P4"><text:span text:style-name="T4"><text:s text:c="4"/></text:span><text:span text:style-name="T3">static</text:span><text:span text:style-name="T4"> </text:span><text:span text:style-name="T3">void</text:span><text:span text:style-name="T4"> MainX()</text:span></text:p>
            <text:p text:style-name="P5"><text:span text:style-name="T4"><text:s text:c="4"/></text:span><text:span text:style-name="T4">{</text:span></text:p>
            <text:p text:style-name="P4"><text:span text:style-name="T4"><text:s text:c="8"/></text:span><text:span text:style-name="T5">Car</text:span><text:span text:style-name="T4"> car = </text:span><text:span text:style-name="T3">new</text:span><text:span text:style-name="T4"> </text:span><text:span text:style-name="T5">Car</text:span><text:span text:style-name="T4">();</text:span></text:p>
            <text:p text:style-name="P4"><text:span text:style-name="T4"><text:s text:c="8"/></text:span><text:span text:style-name="T5">Transport</text:span><text:span text:style-name="T4"> carAsT =</text:span></text:p>
            <text:p text:style-name="P4"><text:span text:style-name="T4"><text:s text:c="12"/></text:span><text:span text:style-name="T4">(</text:span><text:span text:style-name="T5">Transport</text:span><text:span text:style-name="T4">)car;</text:span></text:p>
            <text:p text:style-name="P4"><text:span text:style-name="T4"><text:s text:c="8"/></text:span><text:span text:style-name="T5">Car</text:span><text:span text:style-name="T4"> car1 = (</text:span><text:span text:style-name="T5">Car</text:span><text:span text:style-name="T4">)carAsT;</text:span></text:p>
            <text:p text:style-name="P5"><text:span text:style-name="T4"><text:s text:c="4"/></text:span><text:span text:style-name="T4">}</text:span></text:p>
            <text:p text:style-name="P5"><text:span text:style-name="T4">}</text:span></text:p>
          </draw:text-box>
        </draw:frame>
        <draw:g>
          <draw:custom-shape draw:style-name="gr10" draw:text-style-name="P1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3cm" svg:height="3.806cm" svg:x="11.6cm" svg:y="1cm">
            <draw:text-box>
              <text:p><text:span text:style-name="T6">Main</text:span></text:p>
              <text:p><text:span text:style-name="T7"/></text:p>
              <text:p><text:span text:style-name="T7">car:</text:span></text:p>
              <text:p><text:span text:style-name="T7">carAsT:</text:span></text:p>
              <text:p><text:span text:style-name="T7">car1: <text:s/></text:span><text:span text:style-name="T8"><text:s/></text:span></text:p>
            </draw:text-box>
          </draw:frame>
        </draw:g>
        <draw:custom-shape draw:style-name="gr14" draw:text-style-name="P1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4" draw:id="id14" draw:layer="layout" svg:width="0.4cm" svg:height="0.533cm" svg:x="14.1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6" draw:text-style-name="P1" xml:id="id37" draw:id="id37" draw:layer="layout" svg:x1="14.508cm" svg:y1="2.985cm" svg:x2="21.4cm" svg:y2="10.2cm" draw:start-shape="id14" draw:start-glue-point="1" draw:end-shape="id15" draw:end-glue-point="0" svg:d="m14508 2985h6892v7215" svg:viewBox="0 0 6893 7216">
          <text:p/>
        </draw:connector>
        <draw:custom-shape draw:style-name="gr17" draw:text-style-name="P1" xml:id="id18" draw:id="id18" draw:layer="layout" svg:width="3.6cm" svg:height="3.888cm" svg:x="19.6cm" svg:y="10.2cm">
          <text:p/>
          <draw:enhanced-geometry svg:viewBox="0 0 21600 21600" draw:type="rectangle" draw:enhanced-path="M 0 0 L 21600 0 21600 21600 0 21600 0 0 Z N"/>
        </draw:custom-shape>
        <draw:frame draw:style-name="gr18" draw:text-style-name="P7" xml:id="id15" draw:id="id15" draw:layer="layout" svg:width="3.6cm" svg:height="4.6cm" svg:x="19.6cm" svg:y="10.2cm">
          <draw:text-box>
            <text:p><text:span text:style-name="T6">Car</text:span></text:p>
            <text:p><text:span text:style-name="T7"/></text:p>
            <text:p><text:span text:style-name="T7">Control</text:span></text:p>
            <text:p><text:span text:style-name="T7">EngineVol</text:span></text:p>
            <text:p><text:span text:style-name="T7">...</text:span></text:p>
          </draw:text-box>
        </draw:frame>
        <draw:connector draw:style-name="gr16" draw:text-style-name="P1" xml:id="id39" draw:id="id39" draw:layer="layout" draw:line-skew="1.12cm" svg:x1="14.508cm" svg:y1="3.686cm" svg:x2="19.6cm" svg:y2="12.5cm" draw:start-shape="id16" draw:start-glue-point="1" svg:d="m14508 3686h3917v8814h1175" svg:viewBox="0 0 5093 8815">
          <text:p/>
        </draw:connector>
        <draw:custom-shape draw:style-name="gr15" draw:text-style-name="P1" xml:id="id16" draw:id="id16" draw:layer="layout" svg:width="0.4cm" svg:height="0.533cm" svg:x="14.108cm" svg:y="3.42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xml:id="id36" draw:id="id36" draw:layer="layout" svg:width="0.4cm" svg:height="0.4cm" draw:transform="rotate (-1.5707963267949) translate (2.5cm 3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xml:id="id38" draw:id="id38" draw:layer="layout" svg:width="0.4cm" svg:height="0.4cm" draw:transform="rotate (-1.5707963267949) translate (2.5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xml:id="id40" draw:id="id40" draw:layer="layout" svg:width="0.4cm" svg:height="0.4cm" draw:transform="rotate (-1.5707963267949) translate (2.5cm 4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xml:id="id17" draw:id="id17" draw:layer="layout" svg:width="0.4cm" svg:height="0.533cm" svg:x="14.108cm" svg:y="4.121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6" draw:text-style-name="P1" xml:id="id41" draw:id="id41" draw:layer="layout" svg:x1="14.508cm" svg:y1="4.387cm" svg:x2="21.4cm" svg:y2="14.088cm" draw:start-shape="id17" draw:start-glue-point="1" draw:end-shape="id18" draw:end-glue-point="2" svg:d="m14508 4387h2522v10251h4370v-550" svg:viewBox="0 0 6893 1025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1T1">
        <office:forms form:automatic-focus="false" form:apply-design-mode="false"/>
        <draw:frame draw:style-name="gr9" draw:text-style-name="P6" draw:layer="layout" svg:width="10.4cm" svg:height="6.631cm" svg:x="0.4cm" svg:y="0.6cm">
          <draw:text-box>
            <text:p text:style-name="P4"><text:span text:style-name="T3">class</text:span><text:span text:style-name="T4"> </text:span><text:span text:style-name="T5">Program</text:span></text:p>
            <text:p text:style-name="P5"><text:span text:style-name="T4">{</text:span></text:p>
            <text:p text:style-name="P4"><text:span text:style-name="T4"><text:s text:c="4"/></text:span><text:span text:style-name="T3">static</text:span><text:span text:style-name="T4"> </text:span><text:span text:style-name="T3">void</text:span><text:span text:style-name="T4"> MainX()</text:span></text:p>
            <text:p text:style-name="P5"><text:span text:style-name="T4"><text:s text:c="4"/></text:span><text:span text:style-name="T4">{</text:span></text:p>
            <text:p text:style-name="P4"><text:span text:style-name="T4"><text:s text:c="8"/></text:span><text:span text:style-name="T5">Car</text:span><text:span text:style-name="T4"> tr = </text:span><text:span text:style-name="T3">new</text:span><text:span text:style-name="T4"> </text:span><text:span text:style-name="T5">CETransport</text:span><text:span text:style-name="T4">();</text:span></text:p>
            <text:p text:style-name="P4"><text:span text:style-name="T4"><text:s text:c="8"/></text:span><text:span text:style-name="T5">Car</text:span><text:span text:style-name="T4"> trAsCar =</text:span></text:p>
            <text:p text:style-name="P4"><text:span text:style-name="T4"><text:s text:c="12"/></text:span><text:span text:style-name="T4">(</text:span><text:span text:style-name="T5">Car</text:span><text:span text:style-name="T4">)tr;</text:span></text:p>
            <text:p text:style-name="P4"><text:span text:style-name="T4"><text:s text:c="8"/></text:span></text:p>
            <text:p text:style-name="P5"><text:span text:style-name="T4"><text:s text:c="4"/></text:span><text:span text:style-name="T4">}</text:span></text:p>
            <text:p text:style-name="P5"><text:span text:style-name="T4">}</text:span></text:p>
          </draw:text-box>
        </draw:frame>
        <draw:g>
          <draw:custom-shape draw:style-name="gr10" draw:text-style-name="P1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3.4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3.4cm" svg:height="3.806cm" svg:x="11.6cm" svg:y="1cm">
            <draw:text-box>
              <text:p><text:span text:style-name="T6">Main</text:span></text:p>
              <text:p><text:span text:style-name="T7"/></text:p>
              <text:p><text:span text:style-name="T7">tr:</text:span></text:p>
              <text:p><text:span text:style-name="T7">trAsCar:</text:span></text:p>
              <text:p><text:span text:style-name="T7"><text:s/></text:span><text:span text:style-name="T8"><text:s/></text:span></text:p>
            </draw:text-box>
          </draw:frame>
        </draw:g>
        <draw:custom-shape draw:style-name="gr20" draw:text-style-name="P1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19" draw:id="id19" draw:layer="Layout" svg:width="0.4cm" svg:height="0.533cm" svg:x="14.4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6" draw:text-style-name="P1" xml:id="id43" draw:id="id43" draw:layer="layout" svg:x1="14.808cm" svg:y1="2.985cm" svg:x2="21.8cm" svg:y2="10.2cm" draw:start-shape="id19" draw:start-glue-point="1" draw:end-shape="id20" draw:end-glue-point="0" svg:d="m14808 2985h6992v7215" svg:viewBox="0 0 6993 7216">
          <text:p/>
        </draw:connector>
        <draw:custom-shape draw:style-name="gr22" draw:text-style-name="P1" xml:id="id44" draw:id="id44" draw:layer="Layout" svg:width="4.4cm" svg:height="3.888cm" svg:x="19.6cm" svg:y="10.2cm">
          <text:p/>
          <draw:enhanced-geometry svg:viewBox="0 0 21600 21600" draw:type="rectangle" draw:enhanced-path="M 0 0 L 21600 0 21600 21600 0 21600 0 0 Z N"/>
        </draw:custom-shape>
        <draw:frame draw:style-name="gr18" draw:text-style-name="P7" xml:id="id20" draw:id="id20" draw:layer="layout" svg:width="4.4cm" svg:height="4.6cm" svg:x="19.6cm" svg:y="10.2cm">
          <draw:text-box>
            <text:p text:style-name="P8"><text:span text:style-name="T6">CETransport</text:span></text:p>
            <text:p text:style-name="P8"><text:span text:style-name="T7"/></text:p>
            <text:p text:style-name="P8"><text:span text:style-name="T7">Control</text:span></text:p>
            <text:p text:style-name="P8"><text:span text:style-name="T7">EngineVol</text:span></text:p>
            <text:p text:style-name="P8"><text:span text:style-name="T7">...</text:span></text:p>
          </draw:text-box>
        </draw:frame>
        <draw:connector draw:style-name="gr16" draw:text-style-name="P1" xml:id="id46" draw:id="id46" draw:layer="layout" draw:line-skew="1.12cm" svg:x1="14.808cm" svg:y1="3.686cm" svg:x2="19.6cm" svg:y2="12.5cm" draw:start-shape="id21" draw:start-glue-point="1" svg:d="m14808 3686h3767v8814h1025" svg:viewBox="0 0 4793 8815">
          <text:p/>
        </draw:connector>
        <draw:custom-shape draw:style-name="gr21" draw:text-style-name="P1" xml:id="id21" draw:id="id21" draw:layer="Layout" svg:width="0.4cm" svg:height="0.533cm" svg:x="14.408cm" svg:y="3.42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xml:id="id42" draw:id="id42" draw:layer="Layout" svg:width="0.4cm" svg:height="0.4cm" draw:transform="rotate (-1.5707963267949) translate (2.5cm 3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" xml:id="id45" draw:id="id45" draw:layer="Layout" svg:width="0.4cm" svg:height="0.4cm" draw:transform="rotate (-1.5707963267949) translate (2.5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1" xml:id="id47" draw:id="id47" draw:layer="layout" svg:x1="18cm" svg:y1="8.4cm" svg:x2="19.2cm" svg:y2="10.2cm">
          <text:p/>
        </draw:line>
        <draw:line draw:style-name="gr24" draw:text-style-name="P1" xml:id="id48" draw:id="id48" draw:layer="layout" svg:x1="19.4cm" svg:y1="7.8cm" svg:x2="18cm" svg:y2="10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9-25T14:14:42.46</dc:date>
    <meta:editing-duration>PT9H53M1S</meta:editing-duration>
    <meta:editing-cycles>72</meta:editing-cycles>
    <meta:generator>LibreOffice/4.0.4.2$Windows_x86 LibreOffice_project/9e9821abd0ffdbc09cd8c52eaa574fa09eb08f2</meta:generator>
    <meta:document-statistic meta:object-count="124"/>
  </office:meta>
</office:document-meta>
</file>